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><text:s text:c="4"/>Products</text:p>
      <text:p text:style-name="Text_20_body"><text:s text:c="8"/>Each product has a unique identifier, name, description, price, and category.</text:p>
      <text:p text:style-name="Text_20_body"><text:s text:c="4"/>Customers</text:p>
      <text:p text:style-name="Text_20_body"><text:s text:c="8"/>Each customer has a unique identifier, name, email, and address.</text:p>
      <text:p text:style-name="Text_20_body"><text:s text:c="4"/>Orders</text:p>
      <text:p text:style-name="Text_20_body"><text:s text:c="8"/>Each order has a unique identifier, a date, and a status.</text:p>
      <text:p text:style-name="Text_20_body"><text:s text:c="8"/>An order is placed by a customer.</text:p>
      <text:p text:style-name="Text_20_body"><text:s text:c="8"/>An order can have multiple products.</text:p>
      <text:p text:style-name="Text_20_body"><text:s text:c="8"/>A product can be part of multiple orders.</text:p>
      <text:p text:style-name="Text_20_body"><text:s text:c="8"/>Each order-product combination has a quantity and total price.</text:p>
      <text:p text:style-name="Text_20_body"><text:s text:c="4"/>Payments</text:p>
      <text:p text:style-name="Text_20_body"><text:s text:c="8"/>Each payment has a unique identifier, date, amount, and payment method.</text:p>
      <text:p text:style-name="Text_20_body"><text:s text:c="8"/>Each payment is associated with one order.</text:p>
      <text:p text:style-name="Text_20_body"/>
      <text:p text:style-name="Text_20_body">Entities, Attributes, and Relationships</text:p>
      <text:p text:style-name="Text_20_body"/>
      <text:p text:style-name="Text_20_body"><text:s text:c="4"/>Products</text:p>
      <text:p text:style-name="Text_20_body"><text:s text:c="8"/>Attributes: ProductID (PK), Name, Description, Price, Category</text:p>
      <text:p text:style-name="Text_20_body"/>
      <text:p text:style-name="Text_20_body"><text:s text:c="4"/>Customers</text:p>
      <text:p text:style-name="Text_20_body"><text:s text:c="8"/>Attributes: CustomerID (PK), Name, Email, Address <text:s/>Orders</text:p>
      <text:p text:style-name="Text_20_body"><text:s text:c="7"/>Attributes: OrderID (PK), OrderDate, Status, CustomerID (FK)</text:p>
      <text:p text:style-name="Text_20_body"><text:s text:c="4"/>OrderDetails (Associative Entity)</text:p>
      <text:p text:style-name="Text_20_body"><text:s text:c="8"/>Attributes: OrderID (PK, FK), ProductID (PK, FK), Quantity, TotalPrice</text:p>
      <text:p text:style-name="Text_20_body"><text:s text:c="4"/>Payments</text:p>
      <text:p text:style-name="Text_20_body"><text:s text:c="8"/>Attributes: PaymentID (PK), PaymentDate, Amount, PaymentMethod, OrderID (FK)</text:p>
      <text:p text:style-name="Text_20_body"/>
      <text:p text:style-name="Text_20_body">ER Diagram</text:p>
      <text:p text:style-name="Text_20_body">Here is the ER diagram with entities, attributes, relationships, and cardinality:</text:p>
      <text:p text:style-name="Text_20_body">plaintext</text:p>
      <text:p text:style-name="Text_20_body"/>
      <text:p text:style-name="Text_20_body"><text:soft-page-break/>+---------------+ <text:s text:c="6"/>+---------------+ <text:s text:c="7"/>+---------------+</text:p>
      <text:p text:style-name="Text_20_body">| <text:s text:c="2"/>Customers <text:s text:c="2"/>| <text:s text:c="6"/>| <text:s text:c="3"/>Orders <text:s text:c="4"/>| <text:s text:c="7"/>| <text:s text:c="2"/>Payments <text:s text:c="3"/>|</text:p>
      <text:p text:style-name="Text_20_body">+---------------+ <text:s text:c="6"/>+---------------+ <text:s text:c="7"/>+---------------+</text:p>
      <text:p text:style-name="Text_20_body">| CustomerID (PK)| 1 <text:s text:c="2"/>| OrderID (PK) <text:s text:c="2"/>| 1 <text:s text:c="2"/>1 | PaymentID (PK) |</text:p>
      <text:p text:style-name="Text_20_body">| Name <text:s text:c="9"/>|-------| OrderDate <text:s text:c="5"/>|--------| PaymentDate <text:s text:c="3"/>|</text:p>
      <text:p text:style-name="Text_20_body">| Email <text:s text:c="8"/>| <text:s text:c="6"/>| Status <text:s text:c="8"/>| <text:s text:c="7"/>| Amount <text:s text:c="8"/>|</text:p>
      <text:p text:style-name="Text_20_body">| Address <text:s text:c="6"/>| <text:s text:c="6"/>| CustomerID (FK)| <text:s text:c="7"/>| PaymentMethod <text:s/>|</text:p>
      <text:p text:style-name="Text_20_body">+---------------+ <text:s text:c="6"/>+---------------+ <text:s text:c="7"/>| OrderID (FK) <text:s text:c="2"/>|</text:p>
      <text:p text:style-name="Text_20_body"><text:s text:c="49"/>+---------------+</text:p>
      <text:p text:style-name="Text_20_body"><text:s text:c="12"/>| 1 <text:s text:c="34"/></text:p>
      <text:p text:style-name="Text_20_body"><text:s text:c="12"/>| <text:s text:c="35"/></text:p>
      <text:p text:style-name="Text_20_body">+---------------+ <text:s text:c="31"/></text:p>
      <text:p text:style-name="Text_20_body">| <text:s text:c="2"/>Products <text:s text:c="3"/>| <text:s text:c="31"/></text:p>
      <text:p text:style-name="Text_20_body">+---------------+ <text:s text:c="31"/></text:p>
      <text:p text:style-name="Text_20_body">| ProductID (PK)| <text:s text:c="31"/></text:p>
      <text:p text:style-name="Text_20_body">| Name <text:s text:c="9"/>| <text:s text:c="31"/></text:p>
      <text:p text:style-name="Text_20_body">| Description <text:s text:c="2"/>| <text:s text:c="31"/></text:p>
      <text:p text:style-name="Text_20_body">| Price <text:s text:c="8"/>| <text:s text:c="31"/></text:p>
      <text:p text:style-name="Text_20_body">| Category <text:s text:c="5"/>| <text:s text:c="31"/></text:p>
      <text:p text:style-name="Text_20_body">+---------------+ <text:s text:c="31"/></text:p>
      <text:p text:style-name="Text_20_body"><text:s text:c="12"/>| N <text:s text:c="35"/></text:p>
      <text:p text:style-name="Text_20_body"><text:s text:c="12"/>| <text:s text:c="35"/></text:p>
      <text:p text:style-name="Text_20_body"><text:s text:c="12"/>+---------------+ <text:s text:c="14"/></text:p>
      <text:p text:style-name="Text_20_body"><text:s text:c="28"/>| <text:s text:c="15"/></text:p>
      <text:p text:style-name="Text_20_body"><text:s text:c="28"/>| N <text:s text:c="13"/></text:p>
      <text:p text:style-name="Text_20_body"><text:s text:c="23"/>+---------------+ <text:s text:c="2"/></text:p>
      <text:p text:style-name="Text_20_body"><text:s text:c="23"/>| OrderDetails <text:s/>| <text:s text:c="2"/></text:p>
      <text:p text:style-name="Text_20_body"><text:s text:c="23"/>+---------------+ <text:s text:c="2"/></text:p>
      <text:p text:style-name="Text_20_body"><text:s text:c="23"/>| OrderID (PK,FK) | <text:s text:c="2"/></text:p>
      <text:p text:style-name="Text_20_body"><text:s text:c="23"/>| ProductID (PK,FK) | <text:s text:c="2"/></text:p>
      <text:p text:style-name="Text_20_body"><text:s text:c="23"/>| Quantity <text:s text:c="5"/>| <text:s text:c="2"/></text:p>
      <text:p text:style-name="Text_20_body"><text:s text:c="23"/>| TotalPrice <text:s text:c="3"/>| <text:s text:c="2"/></text:p>
      <text:p text:style-name="Text_20_body"><text:soft-page-break/><text:s text:c="23"/>+---------------+</text:p>
      <text:p text:style-name="Text_20_body"/>
      <text:p text:style-name="Text_20_body">Normalization up to 3NF</text:p>
      <text:p text:style-name="Text_20_body"/>
      <text:p text:style-name="Text_20_body"><text:s text:c="4"/>First Normal Form (1NF)</text:p>
      <text:p text:style-name="Text_20_body"><text:s text:c="8"/>Each table has a primary key.</text:p>
      <text:p text:style-name="Text_20_body"><text:s text:c="8"/>All attributes contain only atomic (indivisible) values.</text:p>
      <text:p text:style-name="Text_20_body"/>
      <text:p text:style-name="Text_20_body"><text:s text:c="4"/>Second Normal Form (2NF)</text:p>
      <text:p text:style-name="Text_20_body"><text:s text:c="8"/>The database is in 1NF.</text:p>
      <text:p text:style-name="Text_20_body"><text:s text:c="8"/>All non-key attributes are fully functional dependent on the primary key.</text:p>
      <text:p text:style-name="Text_20_body"/>
      <text:p text:style-name="Text_20_body"><text:s text:c="4"/>Third Normal Form (3NF)</text:p>
      <text:p text:style-name="Text_20_body"><text:s text:c="8"/>The database is in 2NF.</text:p>
      <text:p text:style-name="Text_20_body"><text:s text:c="8"/>There are no transitive dependencies (non-key attributes are not dependent on other non-key attributes).</text:p>
      <text:p text:style-name="Text_20_body"/>
      <text:p text:style-name="Text_20_body">Explanation of ER Diagram</text:p>
      <text:p text:style-name="Text_20_body"/>
      <text:p text:style-name="Text_20_body"><text:s text:c="4"/>Customers entity stores customer information.</text:p>
      <text:p text:style-name="Text_20_body"><text:s text:c="4"/>Products entity stores product information.</text:p>
      <text:p text:style-name="Text_20_body"><text:s text:c="4"/>Orders entity stores order information and references the Customers entity via a foreign key relationship.</text:p>
      <text:p text:style-name="Text_20_body"><text:s text:c="4"/>OrderDetails associative entity captures the many-to-many relationship between Orders and Products, storing additional information like quantity and total price.</text:p>
      <text:p text:style-name="Text_20_body"><text:s text:c="4"/>Payments entity stores payment information and references the Orders entity via a foreign key relationshi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2T15:44:52.476846727</meta:creation-date>
    <dc:date>2024-06-24T21:25:47.199446840</dc:date>
    <meta:editing-duration>PT13M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75" meta:word-count="403" meta:character-count="3869" meta:non-whitespace-character-count="2301"/>
  </office:meta>
</office:document-meta>
</file>